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1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871cm" svg:y="6.262cm">
            <draw:object draw:notify-on-update-of-ranges="Sheet1.J1:Sheet1.S1 Sheet1.J3:Sheet1.S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es</text:p>
          </table:table-cell>
          <table:table-cell table:number-columns-repeated="2" office:value-type="string" calcext:value-type="string">
            <text:p>surround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s_a</text:p>
          </table:table-cell>
          <table:table-cell office:value-type="string" calcext:value-type="string">
            <text:p>pos_b</text:p>
          </table:table-cell>
          <table:table-cell office:value-type="string" calcext:value-type="string">
            <text:p>pos_c</text:p>
          </table:table-cell>
          <table:table-cell office:value-type="string" calcext:value-type="string">
            <text:p>ReorgCT0.1</text:p>
          </table:table-cell>
          <table:table-cell office:value-type="string" calcext:value-type="string">
            <text:p>ReorgCT0.2</text:p>
          </table:table-cell>
          <table:table-cell office:value-type="string" calcext:value-type="string">
            <text:p>ReorgCT0.3</text:p>
          </table:table-cell>
          <table:table-cell office:value-type="string" calcext:value-type="string">
            <text:p>ReorgCT0.4</text:p>
          </table:table-cell>
          <table:table-cell office:value-type="string" calcext:value-type="string">
            <text:p>ReorgCT0.5</text:p>
          </table:table-cell>
          <table:table-cell office:value-type="string" calcext:value-type="string">
            <text:p>ReorgCT0.6</text:p>
          </table:table-cell>
          <table:table-cell office:value-type="string" calcext:value-type="string">
            <text:p>ReorgCT0.7</text:p>
          </table:table-cell>
          <table:table-cell office:value-type="string" calcext:value-type="string">
            <text:p>ReorgCT0.8</text:p>
          </table:table-cell>
          <table:table-cell office:value-type="string" calcext:value-type="string">
            <text:p>ReorgCT0.9</text:p>
          </table:table-cell>
          <table:table-cell office:value-type="string" calcext:value-type="string">
            <text:p>ReorgCT1.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round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s_a</text:p>
          </table:table-cell>
          <table:table-cell office:value-type="string" calcext:value-type="string">
            <text:p>pos_b</text:p>
          </table:table-cell>
          <table:table-cell office:value-type="string" calcext:value-type="string">
            <text:p>pos_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ReorgCT0.1</text:p>
          </table:table-cell>
          <table:table-cell office:value-type="string" calcext:value-type="string">
            <text:p>ReorgCT0.2</text:p>
          </table:table-cell>
          <table:table-cell office:value-type="string" calcext:value-type="string">
            <text:p>ReorgCT0.3</text:p>
          </table:table-cell>
          <table:table-cell office:value-type="string" calcext:value-type="string">
            <text:p>ReorgCT0.4</text:p>
          </table:table-cell>
          <table:table-cell office:value-type="string" calcext:value-type="string">
            <text:p>ReorgCT0.5</text:p>
          </table:table-cell>
          <table:table-cell office:value-type="string" calcext:value-type="string">
            <text:p>ReorgCT0.6</text:p>
          </table:table-cell>
          <table:table-cell office:value-type="string" calcext:value-type="string">
            <text:p>ReorgCT0.7</text:p>
          </table:table-cell>
          <table:table-cell office:value-type="string" calcext:value-type="string">
            <text:p>ReorgCT0.8</text:p>
          </table:table-cell>
          <table:table-cell office:value-type="string" calcext:value-type="string">
            <text:p>ReorgCT0.9</text:p>
          </table:table-cell>
          <table:table-cell office:value-type="string" calcext:value-type="string">
            <text:p>ReorgCT1.0</text:p>
          </table:table-cell>
        </table:table-row>
        <table:table-row table:style-name="ro1">
          <table:table-cell office:value-type="string" calcext:value-type="string">
            <text:p>2014 Jan 22 14:56:56</text:p>
          </table:table-cell>
          <table:table-cell office:value-type="string" calcext:value-type="string">
            <text:p>Pc_anion_neut_diamond</text:p>
          </table:table-cell>
          <table:table-cell office:value-type="string" calcext:value-type="string">
            <text:p>Pc_mola_anion_aniso_cifstruct_chelpg.xyz</text:p>
          </table:table-cell>
          <table:table-cell table:style-name="ce1" office:value-type="string" calcext:value-type="string">
            <text:p>Pc_mola_neut_aniso_cifstruct_chelpg.xyz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-5.55111512E-017" calcext:value-type="float">
            <text:p>-5.55E-0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55111512E-017" calcext:value-type="float">
            <text:p>-5.55E-0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round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s_a</text:p>
          </table:table-cell>
          <table:table-cell office:value-type="string" calcext:value-type="string">
            <text:p>pos_b</text:p>
          </table:table-cell>
          <table:table-cell office:value-type="string" calcext:value-type="string">
            <text:p>pos_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ReorgCT0.1</text:p>
          </table:table-cell>
          <table:table-cell office:value-type="string" calcext:value-type="string">
            <text:p>ReorgCT0.2</text:p>
          </table:table-cell>
          <table:table-cell office:value-type="string" calcext:value-type="string">
            <text:p>ReorgCT0.3</text:p>
          </table:table-cell>
          <table:table-cell office:value-type="string" calcext:value-type="string">
            <text:p>ReorgCT0.4</text:p>
          </table:table-cell>
          <table:table-cell office:value-type="string" calcext:value-type="string">
            <text:p>ReorgCT0.5</text:p>
          </table:table-cell>
          <table:table-cell office:value-type="string" calcext:value-type="string">
            <text:p>ReorgCT0.6</text:p>
          </table:table-cell>
          <table:table-cell office:value-type="string" calcext:value-type="string">
            <text:p>ReorgCT0.7</text:p>
          </table:table-cell>
          <table:table-cell office:value-type="string" calcext:value-type="string">
            <text:p>ReorgCT0.8</text:p>
          </table:table-cell>
          <table:table-cell office:value-type="string" calcext:value-type="string">
            <text:p>ReorgCT0.9</text:p>
          </table:table-cell>
          <table:table-cell office:value-type="string" calcext:value-type="string">
            <text:p>ReorgCT1.0</text:p>
          </table:table-cell>
          <table:table-cell/>
        </table:table-row>
        <table:table-row table:style-name="ro1">
          <table:table-cell office:value-type="string" calcext:value-type="string">
            <text:p>2014 Jan 22 14:57:05</text:p>
          </table:table-cell>
          <table:table-cell office:value-type="string" calcext:value-type="string">
            <text:p>Pc_anion_neut_diamond</text:p>
          </table:table-cell>
          <table:table-cell office:value-type="string" calcext:value-type="string">
            <text:p>Pc_mola_anion_aniso_cifstruct_chelpg.xyz</text:p>
          </table:table-cell>
          <table:table-cell table:style-name="ce1" office:value-type="string" calcext:value-type="string">
            <text:p>Pc_mola_neut_aniso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95334" calcext:value-type="float">
            <text:p>0.02995334</text:p>
          </table:table-cell>
          <table:table-cell office:value-type="float" office:value="0.05990669" calcext:value-type="float">
            <text:p>0.05990669</text:p>
          </table:table-cell>
          <table:table-cell office:value-type="float" office:value="0.08986003" calcext:value-type="float">
            <text:p>0.08986003</text:p>
          </table:table-cell>
          <table:table-cell office:value-type="float" office:value="0.11981337" calcext:value-type="float">
            <text:p>0.11981337</text:p>
          </table:table-cell>
          <table:table-cell office:value-type="float" office:value="0.14976671" calcext:value-type="float">
            <text:p>0.14976671</text:p>
          </table:table-cell>
          <table:table-cell office:value-type="float" office:value="0.17972006" calcext:value-type="float">
            <text:p>0.17972006</text:p>
          </table:table-cell>
          <table:table-cell office:value-type="float" office:value="0.2096734" calcext:value-type="float">
            <text:p>0.2096734</text:p>
          </table:table-cell>
          <table:table-cell office:value-type="float" office:value="0.23962674" calcext:value-type="float">
            <text:p>0.23962674</text:p>
          </table:table-cell>
          <table:table-cell office:value-type="float" office:value="0.26958008" calcext:value-type="float">
            <text:p>0.26958008</text:p>
          </table:table-cell>
          <table:table-cell office:value-type="float" office:value="0.29953343" calcext:value-type="float">
            <text:p>0.29953343</text:p>
          </table:table-cell>
          <table:table-cell table:number-columns-repeated="22"/>
        </table:table-row>
        <table:table-row table:style-name="ro1">
          <table:table-cell table:number-columns-repeated="9"/>
          <table:table-cell table:formula="of:=[.J3]/0.02995334" office:value-type="float" office:value="1" calcext:value-type="float">
            <text:p>1</text:p>
          </table:table-cell>
          <table:table-cell table:formula="of:=[.K3]/0.02995334" office:value-type="float" office:value="2.00000033385259" calcext:value-type="float">
            <text:p>2.0000003339</text:p>
          </table:table-cell>
          <table:table-cell table:formula="of:=[.L3]/0.02995334" office:value-type="float" office:value="3.00000033385259" calcext:value-type="float">
            <text:p>3.0000003339</text:p>
          </table:table-cell>
          <table:table-cell table:formula="of:=[.M3]/0.02995334" office:value-type="float" office:value="4.00000033385259" calcext:value-type="float">
            <text:p>4.0000003339</text:p>
          </table:table-cell>
          <table:table-cell table:formula="of:=[.N3]/0.02995334" office:value-type="float" office:value="5.00000033385259" calcext:value-type="float">
            <text:p>5.0000003339</text:p>
          </table:table-cell>
          <table:table-cell table:formula="of:=[.O3]/0.02995334" office:value-type="float" office:value="6.00000066770517" calcext:value-type="float">
            <text:p>6.0000006677</text:p>
          </table:table-cell>
          <table:table-cell table:formula="of:=[.P3]/0.02995334" office:value-type="float" office:value="7.00000066770517" calcext:value-type="float">
            <text:p>7.0000006677</text:p>
          </table:table-cell>
          <table:table-cell table:formula="of:=[.Q3]/0.02995334" office:value-type="float" office:value="8.00000066770517" calcext:value-type="float">
            <text:p>8.0000006677</text:p>
          </table:table-cell>
          <table:table-cell table:formula="of:=[.R3]/0.02995334" office:value-type="float" office:value="9.00000066770517" calcext:value-type="float">
            <text:p>9.0000006677</text:p>
          </table:table-cell>
          <table:table-cell table:formula="of:=[.S3]/0.02995334" office:value-type="float" office:value="10.0000010015578" calcext:value-type="float">
            <text:p>10.0000010016</text:p>
          </table:table-cell>
          <table:table-cell table:number-columns-repeated="22"/>
        </table:table-row>
        <table:table-row table:style-name="ro1" table:number-rows-repeated="1048571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12:09.496421477</meta:creation-date>
    <dc:date>2014-01-22T18:00:46.336225627</dc:date>
    <meta:editing-duration>PT1H33M26S</meta:editing-duration>
    <meta:editing-cycles>1</meta:editing-cycles>
    <meta:document-statistic meta:table-count="1" meta:cell-count="109" meta:object-count="1"/>
    <meta:generator>LibreOffice/4.1.1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4.201cm" style:legend-expansion="high" chart:style-name="ch2"/>
        <chart:plot-area chart:style-name="ch3" table:cell-range-address="Sheet1.J1:Sheet1.S1 Sheet1.J3:Sheet1.S3" chart:data-source-has-labels="row" svg:x="0.77cm" svg:y="0.855cm" svg:width="12.882cm" svg:height="7.545cm">
          <chartooo:coordinate-region svg:x="1.683cm" svg:y="1.055cm" svg:width="11.054cm" svg:height="6.3cm"/>
          <chart:axis chart:dimension="x" chart:name="primary-x" chart:style-name="ch4" chartooo:axis-type="auto">
            <chartooo:date-scale/>
            <chart:categories table:cell-range-address="Sheet1.J1:Sheet1.S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S3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orgCT0.1</text:p>
                <draw:g>
                  <svg:desc>Sheet1.J1:Sheet1.S1</svg:desc>
                </draw:g>
              </table:table-cell>
              <table:table-cell office:value-type="string">
                <text:p>ReorgCT0.2</text:p>
              </table:table-cell>
              <table:table-cell office:value-type="string">
                <text:p>ReorgCT0.3</text:p>
              </table:table-cell>
              <table:table-cell office:value-type="string">
                <text:p>ReorgCT0.4</text:p>
              </table:table-cell>
              <table:table-cell office:value-type="string">
                <text:p>ReorgCT0.5</text:p>
              </table:table-cell>
              <table:table-cell office:value-type="string">
                <text:p>ReorgCT0.6</text:p>
              </table:table-cell>
              <table:table-cell office:value-type="string">
                <text:p>ReorgCT0.7</text:p>
              </table:table-cell>
              <table:table-cell office:value-type="string">
                <text:p>ReorgCT0.8</text:p>
              </table:table-cell>
              <table:table-cell office:value-type="string">
                <text:p>ReorgCT0.9</text:p>
              </table:table-cell>
              <table:table-cell office:value-type="string">
                <text:p>ReorgCT1.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2995334">
                <text:p>0.02995334</text:p>
                <draw:g>
                  <svg:desc>Sheet1.J3:Sheet1.S3</svg:desc>
                </draw:g>
              </table:table-cell>
              <table:table-cell office:value-type="float" office:value="0.05990669">
                <text:p>0.05990669</text:p>
              </table:table-cell>
              <table:table-cell office:value-type="float" office:value="0.08986003">
                <text:p>0.08986003</text:p>
              </table:table-cell>
              <table:table-cell office:value-type="float" office:value="0.11981337">
                <text:p>0.11981337</text:p>
              </table:table-cell>
              <table:table-cell office:value-type="float" office:value="0.14976671">
                <text:p>0.14976671</text:p>
              </table:table-cell>
              <table:table-cell office:value-type="float" office:value="0.17972006">
                <text:p>0.17972006</text:p>
              </table:table-cell>
              <table:table-cell office:value-type="float" office:value="0.2096734">
                <text:p>0.2096734</text:p>
              </table:table-cell>
              <table:table-cell office:value-type="float" office:value="0.23962674">
                <text:p>0.23962674</text:p>
              </table:table-cell>
              <table:table-cell office:value-type="float" office:value="0.26958008">
                <text:p>0.26958008</text:p>
              </table:table-cell>
              <table:table-cell office:value-type="float" office:value="0.29953343">
                <text:p>0.29953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